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55mm"/>
    </style:style>
    <style:style style:name="co4" style:family="table-column">
      <style:table-column-properties fo:break-before="auto" style:column-width="109.54mm"/>
    </style:style>
    <style:style style:name="co5" style:family="table-column">
      <style:table-column-properties fo:break-before="auto" style:column-width="76.85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gistration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4"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To test the error when user leaves Email Id Field <text:s/>blank and click submit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the error when user leaves Name Field blank and click submi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the error when user leaves Password Field blank and click submi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the error when user passes invalid Email Id (ex- without any @ or .com) and click submi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the error when user passes invalid Name (comibantion of numbers) and click submi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the error when user passes invalid Password (doesnt match the crieteria) and click submi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the error when user leaves Email Id and Name Field <text:s/>blank and click submi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the error when user leaves Email Id and Password Field <text:s/>blank and click submi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the error when user leaves Name and Password Field <text:s/>blank and click submi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the error when user leaves all fields blank and click submi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if password is encryp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if password is not stored in local storage or cache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user is able to register successful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" office:value-type="string" calcext:value-type="string">
            <text:p>To test user is registered succesfully, user gets an email for verfifica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when user clicks the link to verify, user lands on a page which confirm the verification of the us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if the user doesnt click the verification link within the specified time then user gets an error that the link has expired. </text:p>
          </table:table-cell>
          <table:table-cell office:value-type="string" calcext:value-type="string">
            <text:p>Pass</text:p>
          </table:table-cell>
        </table:table-row>
        <table:table-row table:style-name="ro3" table:number-rows-repeated="104855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Login" table:style-name="ta1">
        <table:table-column table:style-name="co3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4"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To test the error when user leaves Email Id Field <text:s/>blank and click logi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the error when user leaves Password Field blank click logi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the error when user leaves all fields blank click logi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the error when user enteres incorrect email click logi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the error when user enteres incorrect Password click logi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the error when user enteres incorrect Email id and Password click logi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when user clicks on submit and internet gets disconnected in between then login should not happen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if password is encryp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if password is not stored in local storage or cache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if the user is not verified then user fails to login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user is able to login when correct credentials are passed</text:p>
          </table:table-cell>
          <table:table-cell office:value-type="string" calcext:value-type="string">
            <text:p>Pass</text:p>
          </table:table-cell>
        </table:table-row>
        <table:table-row table:style-name="ro3" table:number-rows-repeated="104856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Forgot Username and Password" table:style-name="ta1">
        <table:table-column table:style-name="co4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4"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To test when user clicks forgot username password on login then user lands on forgot username password page 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o test when user clicks forgot username password on login then user lands on forgot username password page and asked to enter the em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error when user doesnt enter email and click submi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error when user enters incorrect email and click submi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when user enters correct email then user gets email to change passwor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if the user is not verified, user wont get any email for forgot username passwor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o test if the user doesnt click the forgot username password <text:s/>link within the specified time then user gets an error that the link has expired. 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o test if the user clicks the link withn the specified time then user lands on a page where user is asked to enter new password and confirm passwo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error if new password field is empty and use clicks submit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o test error if confirm password field is empty and use clicks submi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error if new password is invalid and user clicks submi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error if new password and confirm password is not matched and user clicks submi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if new password field is encryp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if confirm password field is encryp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if new password is not stored in local storage or cache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if confirm password is not stored in local storage or cache.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o test if user enters correct new and confirm password then user is able to change passwo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user is able to login with new passwo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 test user is not able to login with previous password</text:p>
          </table:table-cell>
          <table:table-cell office:value-type="string" calcext:value-type="string">
            <text:p>Pass</text:p>
          </table:table-cell>
        </table:table-row>
        <table:table-row table:style-name="ro3" table:number-rows-repeated="1048555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Post Login_Twitter" table:style-name="ta1">
        <table:table-column table:style-name="co5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4" office:value-type="string" calcext:value-type="string">
            <text:p>Pass/Fa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 test that after post login twitter is selected by default from left menu sidebar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 test when user clicks on view profile then user can see its followers, following and posts count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can add a post by clicking New post icon on top right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can see top 10 tweets.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 test that when user hovers on sentiment analysis for tweets then user can see number of positive and negative tweets.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 test that from top right when user clicks app theme then a modal box to change theme gets open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 test that froom change theme modal box, when user click on any color then the color of the text on page gets changed to the same.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 test that after post login twitter is selected by default from left menu sidebar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 test that user can edit its profile 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 test that after post login twitter is selected by default from left menu sidebar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To test user can see tweets analysis graph on the <text:s/>main page when logged i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 test user can see word cloud on main landing page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 test that user can schedule its post by clicking on schedule post and adding a time and date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 test user is able to logout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 test when user clicks on scheduled posts then user can see the posts the user has scheduled.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 test when user clicks on socialize logo then page lands on socialize main page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 test that after post login twitter is selected by default from left menu sidebar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 test when user login and user clicks on login then user can login in twitter.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 test user gets navigated to twitter and gets posts and analysis data on socialize app.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3" table:number-rows-repeated="104855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14:18:12.244097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2:39:04.191604522</meta:creation-date>
    <dc:date>2019-12-12T14:40:26.957233417</dc:date>
    <meta:editing-duration>PT32M42S</meta:editing-duration>
    <meta:editing-cycles>14</meta:editing-cycles>
    <meta:generator>LibreOffice/5.1.6.2$Linux_X86_64 LibreOffice_project/10m0$Build-2</meta:generator>
    <meta:document-statistic meta:table-count="4" meta:cell-count="140" meta:object-count="0"/>
  </office:meta>
</office:document-meta>
</file>